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72.9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EADME">
      <style:table-properties table:display="true" style:writing-mode="lr-tb"/>
    </style:style>
    <style:style style:name="ta2" style:family="table" style:master-page-name="PageStyle_5f_CORPUS_5f_EXPLORER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13" table:number-rows-spanned="2">
            <text:p>Cataloging Refactorings</text:p>
          </table:table-cell>
          <table:covered-table-cell table:number-columns-repeated="11" table:style-name="ce9"/>
          <table:covered-table-cell table:style-name="ce14"/>
          <table:table-cell table:number-columns-repeated="1011"/>
        </table:table-row>
        <table:table-row table:style-name="ro1">
          <table:covered-table-cell table:style-name="ce2"/>
          <table:covered-table-cell table:number-columns-repeated="11" table:style-name="ce10"/>
          <table:covered-table-cell table:style-name="ce15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3" table:number-rows-spanned="3">
            <text:p>The refactorings applied to the methods of the Cortext platform were cataloged based on the analysis of each commit.</text:p>
            <text:p>For every identified change, a refactoring type was assigned when applicable.</text:p>
          </table:table-cell>
          <table:covered-table-cell table:number-columns-repeated="11" table:style-name="ce9"/>
          <table:covered-table-cell table:style-name="ce14"/>
          <table:table-cell table:number-columns-repeated="1011"/>
        </table:table-row>
        <table:table-row table:style-name="ro1">
          <table:covered-table-cell table:style-name="ce4"/>
          <table:covered-table-cell table:number-columns-repeated="11"/>
          <table:covered-table-cell table:style-name="ce16"/>
          <table:table-cell table:number-columns-repeated="1011"/>
        </table:table-row>
        <table:table-row table:style-name="ro1">
          <table:covered-table-cell table:style-name="ce2"/>
          <table:covered-table-cell table:number-columns-repeated="11" table:style-name="ce10"/>
          <table:covered-table-cell table:style-name="ce15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13" table:number-rows-spanned="1">
            <text:p>REFERENCES</text:p>
          </table:table-cell>
          <table:covered-table-cell table:number-columns-repeated="11" table:style-name="ce9"/>
          <table:covered-table-cell table:style-name="ce14"/>
          <table:table-cell table:number-columns-repeated="1011"/>
        </table:table-row>
        <table:table-row table:style-name="ro1">
          <table:table-cell table:style-name="ce6" office:value-type="string" calcext:value-type="string" table:number-columns-spanned="13" table:number-rows-spanned="5">
            <text:p>The classification of refactorings was based on the book "Refactoring: Improving the Design of Existing Code" by Martin Fowler and Kent Beck, which brings together the main categories of refactoring and explains when, why, and how to apply them.</text:p>
            <text:p>In addition, the application of design patterns was also considered a form of refactoring.</text:p>
          </table:table-cell>
          <table:covered-table-cell table:number-columns-repeated="11"/>
          <table:covered-table-cell table:style-name="ce16"/>
          <table:table-cell table:number-columns-repeated="1011"/>
        </table:table-row>
        <table:table-row table:style-name="ro1">
          <table:covered-table-cell table:style-name="ce4"/>
          <table:covered-table-cell table:number-columns-repeated="11"/>
          <table:covered-table-cell table:style-name="ce16"/>
          <table:table-cell table:number-columns-repeated="1011"/>
        </table:table-row>
        <table:table-row table:style-name="ro1">
          <table:covered-table-cell table:style-name="ce4"/>
          <table:covered-table-cell table:number-columns-repeated="11"/>
          <table:covered-table-cell table:style-name="ce16"/>
          <table:table-cell table:number-columns-repeated="1011"/>
        </table:table-row>
        <table:table-row table:style-name="ro1">
          <table:covered-table-cell table:style-name="ce4"/>
          <table:covered-table-cell table:number-columns-repeated="11"/>
          <table:covered-table-cell table:style-name="ce16"/>
          <table:table-cell table:number-columns-repeated="1011"/>
        </table:table-row>
        <table:table-row table:style-name="ro1">
          <table:covered-table-cell table:style-name="ce2"/>
          <table:covered-table-cell table:number-columns-repeated="11" table:style-name="ce10"/>
          <table:covered-table-cell table:style-name="ce15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4" table:number-rows-spanned="1">
            <text:p>METHOD</text:p>
          </table:table-cell>
          <table:covered-table-cell table:number-columns-repeated="2" table:style-name="ce11"/>
          <table:covered-table-cell table:style-name="ce12"/>
          <table:table-cell table:style-name="ce7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11"/>
          <table:covered-table-cell table:style-name="ce12"/>
          <table:table-cell table:style-name="ce7" office:value-type="string" calcext:value-type="string" table:number-columns-spanned="4" table:number-rows-spanned="1">
            <text:p>REPOSITORY</text:p>
          </table:table-cell>
          <table:covered-table-cell table:number-columns-repeated="2" table:style-name="ce11"/>
          <table:covered-table-cell table:style-name="ce12"/>
          <table:table-cell table:number-columns-repeated="1011"/>
        </table:table-row>
        <table:table-row table:style-name="ro1">
          <table:table-cell table:style-name="ce8" office:value-type="string" calcext:value-type="string" table:number-columns-spanned="4" table:number-rows-spanned="1">
            <text:p>Corpus Explorer</text:p>
          </table:table-cell>
          <table:covered-table-cell table:number-columns-repeated="2" table:style-name="ce11"/>
          <table:covered-table-cell table:style-name="ce12"/>
          <table:table-cell table:style-name="ce8" office:value-type="string" calcext:value-type="string" table:number-columns-spanned="5" table:number-rows-spanned="1">
            <text:p>Filters database tables selected by users and generates visualizations of the filtered content</text:p>
          </table:table-cell>
          <table:covered-table-cell table:number-columns-repeated="3" table:style-name="ce11"/>
          <table:covered-table-cell table:style-name="ce12"/>
          <table:table-cell table:style-name="ce13" office:value-type="string" calcext:value-type="string" table:number-columns-spanned="4" table:number-rows-spanned="1">
            <text:p><text:a xlink:href="https://gitlab.com/cortext/cortext-methods/corpus-explorer" xlink:type="simple">https://gitlab.com/cortext/cortext-methods/corpus-explorer</text:a></text:p>
          </table:table-cell>
          <table:covered-table-cell table:number-columns-repeated="2" table:style-name="ce11"/>
          <table:covered-table-cell table:style-name="ce12"/>
          <table:table-cell table:number-columns-repeated="101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RPUS_EXPLORER" table:style-name="ta2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1010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17" office:value-type="string" calcext:value-type="string" table:number-columns-spanned="2" table:number-rows-spanned="1">
            <text:p>File/Class</text:p>
          </table:table-cell>
          <table:covered-table-cell table:style-name="ce12"/>
          <table:table-cell table:style-name="ce17" office:value-type="string" calcext:value-type="string" table:number-columns-spanned="2" table:number-rows-spanned="1">
            <text:p>Method/Function/Variable</text:p>
          </table:table-cell>
          <table:covered-table-cell table:style-name="ce12"/>
          <table:table-cell table:style-name="ce17" office:value-type="string" calcext:value-type="string" table:number-columns-spanned="2" table:number-rows-spanned="1">
            <text:p>Refactoring Type(Fowler) or Software design pattern</text:p>
          </table:table-cell>
          <table:covered-table-cell table:style-name="ce12"/>
          <table:table-cell table:style-name="ce17" office:value-type="string" calcext:value-type="string" table:number-columns-spanned="2" table:number-rows-spanned="1">
            <text:p>Code Purpose</text:p>
          </table:table-cell>
          <table:covered-table-cell table:style-name="ce12"/>
          <table:table-cell table:style-name="ce17" office:value-type="string" calcext:value-type="string" table:number-columns-spanned="3" table:number-rows-spanned="1">
            <text:p>Refactoring Method</text:p>
          </table:table-cell>
          <table:covered-table-cell table:style-name="ce11"/>
          <table:covered-table-cell table:style-name="ce12"/>
          <table:table-cell table:style-name="ce22" office:value-type="string" calcext:value-type="string">
            <text:p>Commit</text:p>
          </table:table-cell>
          <table:table-cell table:style-name="ce22" office:value-type="string" calcext:value-type="string">
            <text:p>Merge-Request</text:p>
          </table:table-cell>
          <table:table-cell table:number-columns-repeated="101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 table:number-columns-spanned="2" table:number-rows-spanned="1">
            <text:p>corpus_explorer/corpus_explorer.py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-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Remove Dead Code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Comments with debug messages (prints) and obsolete code blocks</text:p>
          </table:table-cell>
          <table:covered-table-cell table:style-name="ce12"/>
          <table:table-cell table:style-name="ce19" office:value-type="string" calcext:value-type="string" table:number-columns-spanned="3" table:number-rows-spanned="1">
            <text:p>Removal of comments</text:p>
          </table:table-cell>
          <table:covered-table-cell table:style-name="ce11"/>
          <table:covered-table-cell table:style-name="ce12"/>
          <table:table-cell table:style-name="ce23" office:value-type="string" calcext:value-type="string">
            <text:p><text:a xlink:href="https://gitlab.com/cortext/cortext-methods/corpus-explorer/-/commit/2df631c381bc93dad301eadc6532bfb1f0578b25" xlink:type="simple">https://gitlab.com/cortext/cortext-methods/corpus-explorer/-/commit/2df631c381bc93dad301eadc6532bfb1f0578b25</text:a></text:p>
          </table:table-cell>
          <table:table-cell table:style-name="ce23" office:value-type="string" calcext:value-type="string">
            <text:p><text:a xlink:href="https://gitlab.com/cortext/cortext-methods/corpus-explorer/-/merge_requests/12" xlink:type="simple">https://gitlab.com/cortext/cortext-methods/corpus-explorer/-/merge_requests/12</text:a></text:p>
          </table:table-cell>
          <table:table-cell table:number-columns-repeated="101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corpus_explorer/corpus_explorer.py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- 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Remove Dead Code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Code with personal paths, conditional logic to change execution mode, exception handling, and an obsolete CSV writing function</text:p>
          </table:table-cell>
          <table:covered-table-cell table:style-name="ce12"/>
          <table:table-cell table:style-name="ce19" office:value-type="string" calcext:value-type="string" table:number-columns-spanned="3" table:number-rows-spanned="1">
            <text:p>Removal of code snippets</text:p>
          </table:table-cell>
          <table:covered-table-cell table:style-name="ce11"/>
          <table:covered-table-cell table:style-name="ce12"/>
          <table:table-cell table:style-name="ce23" office:value-type="string" calcext:value-type="string">
            <text:p><text:a xlink:href="https://gitlab.com/cortext/cortext-methods/corpus-explorer/-/commit/2df631c381bc93dad301eadc6532bfb1f0578b25" xlink:type="simple">https://gitlab.com/cortext/cortext-methods/corpus-explorer/-/commit/2df631c381bc93dad301eadc6532bfb1f0578b25 </text:a></text:p>
          </table:table-cell>
          <table:table-cell table:style-name="ce23" office:value-type="string" calcext:value-type="string">
            <text:p><text:a xlink:href="https://gitlab.com/cortext/cortext-methods/corpus-explorer/-/merge_requests/12" xlink:type="simple">https://gitlab.com/cortext/cortext-methods/corpus-explorer/-/merge_requests/12</text:a></text:p>
          </table:table-cell>
          <table:table-cell table:number-columns-repeated="101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corpus_explorer/corpus_explorer.py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interpret_field(corpus_type)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Extract Function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Logic for constructing a dictionary that maps authorized table names to database fields based on the corpus type</text:p>
          </table:table-cell>
          <table:covered-table-cell table:style-name="ce12"/>
          <table:table-cell table:style-name="ce19" office:value-type="string" calcext:value-type="string" table:number-columns-spanned="3" table:number-rows-spanned="1">
            <text:p>Encapsulation of the logic into a function that takes the corpus type as an argument and returns the mapped dictionary</text:p>
          </table:table-cell>
          <table:covered-table-cell table:style-name="ce11"/>
          <table:covered-table-cell table:style-name="ce12"/>
          <table:table-cell table:style-name="ce23" office:value-type="string" calcext:value-type="string">
            <text:p><text:a xlink:href="https://gitlab.com/cortext/cortext-methods/corpus-explorer/-/commit/7baa7525fdd58a32ec9f86fff35dc688ae5d5df3" xlink:type="simple">https://gitlab.com/cortext/cortext-methods/corpus-explorer/-/commit/7baa7525fdd58a32ec9f86fff35dc688ae5d5df3</text:a></text:p>
          </table:table-cell>
          <table:table-cell table:style-name="ce23" office:value-type="string" calcext:value-type="string">
            <text:p><text:a xlink:href="https://gitlab.com/cortext/cortext-methods/corpus-explorer/-/merge_requests/12" xlink:type="simple">https://gitlab.com/cortext/cortext-methods/corpus-explorer/-/merge_requests/12</text:a></text:p>
          </table:table-cell>
          <table:table-cell table:number-columns-repeated="101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corpus_explorer/corpus_explorer.py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dict_results(table_list,result_path0,dico_champs,cursor)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Extract Function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Iterates over a list of tables (table_list), extracts the id and date fields from each one in the database, and builds a dictionary (data) grouping this information by id</text:p>
          </table:table-cell>
          <table:covered-table-cell table:style-name="ce12"/>
          <table:table-cell table:style-name="ce19" office:value-type="string" calcext:value-type="string" table:number-columns-spanned="3" table:number-rows-spanned="1">
            <text:p>Encapsulation of the logic into a function called dict_results, which takes table_list, result_path0, dico_champs, and cursor as arguments, and returns the structured dictionary data</text:p>
          </table:table-cell>
          <table:covered-table-cell table:style-name="ce11"/>
          <table:covered-table-cell table:style-name="ce12"/>
          <table:table-cell table:style-name="ce23" office:value-type="string" calcext:value-type="string">
            <text:p><text:a xlink:href="https://gitlab.com/cortext/cortext-methods/corpus-explorer/-/commit/7baa7525fdd58a32ec9f86fff35dc688ae5d5df3" xlink:type="simple">https://gitlab.com/cortext/cortext-methods/corpus-explorer/-/commit/7baa7525fdd58a32ec9f86fff35dc688ae5d5df3</text:a></text:p>
          </table:table-cell>
          <table:table-cell table:style-name="ce23" office:value-type="string" calcext:value-type="string">
            <text:p><text:a xlink:href="https://gitlab.com/cortext/cortext-methods/corpus-explorer/-/merge_requests/12" xlink:type="simple">https://gitlab.com/cortext/cortext-methods/corpus-explorer/-/merge_requests/12</text:a></text:p>
          </table:table-cell>
          <table:table-cell table:number-columns-repeated="101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 table:number-columns-spanned="2" table:number-rows-spanned="1">
            <text:p>corpus_explorer/corpus_explorer.py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dict_edition_for_table(data, table_list)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Extract Function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Formats the contents of the dictionary (data), fills missing table entries with empty strings, and converts the data into formatted strings with separators</text:p>
          </table:table-cell>
          <table:covered-table-cell table:style-name="ce12"/>
          <table:table-cell table:style-name="ce19" office:value-type="string" calcext:value-type="string" table:number-columns-spanned="3" table:number-rows-spanned="1">
            <text:p>Encapsulation of the logic into a function that takes data and table_list as arguments and returns the formatted dictionary</text:p>
          </table:table-cell>
          <table:covered-table-cell table:style-name="ce11"/>
          <table:covered-table-cell table:style-name="ce12"/>
          <table:table-cell table:style-name="ce23" office:value-type="string" calcext:value-type="string">
            <text:p><text:a xlink:href="https://gitlab.com/cortext/cortext-methods/corpus-explorer/-/commit/7baa7525fdd58a32ec9f86fff35dc688ae5d5df3" xlink:type="simple">https://gitlab.com/cortext/cortext-methods/corpus-explorer/-/commit/7baa7525fdd58a32ec9f86fff35dc688ae5d5df3</text:a></text:p>
          </table:table-cell>
          <table:table-cell table:style-name="ce23" office:value-type="string" calcext:value-type="string">
            <text:p><text:a xlink:href="https://gitlab.com/cortext/cortext-methods/corpus-explorer/-/merge_requests/12" xlink:type="simple">https://gitlab.com/cortext/cortext-methods/corpus-explorer/-/merge_requests/12</text:a></text:p>
          </table:table-cell>
          <table:table-cell table:number-columns-repeated="101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 table:number-columns-spanned="2" table:number-rows-spanned="1">
            <text:p>corpus_explorer/corpus_explorer.py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write_deep(results_path, dict_deep)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Extract Function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Generates and writes a .txt file containing the dictionary (data) in JSON format inside the sources folder</text:p>
          </table:table-cell>
          <table:covered-table-cell table:style-name="ce12"/>
          <table:table-cell table:style-name="ce19" office:value-type="string" calcext:value-type="string" table:number-columns-spanned="3" table:number-rows-spanned="1">
            <text:p>Encapsulation of the logic into a function that takes results_path and dict_deep as arguments, responsible for creating the sources directory and generating a .txt file with the formatted content</text:p>
          </table:table-cell>
          <table:covered-table-cell table:style-name="ce11"/>
          <table:covered-table-cell table:style-name="ce12"/>
          <table:table-cell table:style-name="ce23" office:value-type="string" calcext:value-type="string">
            <text:p><text:a xlink:href="https://gitlab.com/cortext/cortext-methods/corpus-explorer/-/commit/baddcb2c3f80115e2bb91cc6a52083cd2050e030" xlink:type="simple">https://gitlab.com/cortext/cortext-methods/corpus-explorer/-/commit/baddcb2c3f80115e2bb91cc6a52083cd2050e030</text:a></text:p>
          </table:table-cell>
          <table:table-cell table:style-name="ce23" office:value-type="string" calcext:value-type="string">
            <text:p><text:a xlink:href="https://gitlab.com/cortext/cortext-methods/corpus-explorer/-/merge_requests/12" xlink:type="simple">https://gitlab.com/cortext/cortext-methods/corpus-explorer/-/merge_requests/12</text:a></text:p>
          </table:table-cell>
          <table:table-cell table:number-columns-repeated="101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 table:number-columns-spanned="2" table:number-rows-spanned="1">
            <text:p>corpus_explorer/corpus_explorer.py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name_shortener(authorized_tables)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Extract Function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Shortens authorized table names and resolves duplicate name conflicts by appending a number when necessary</text:p>
          </table:table-cell>
          <table:covered-table-cell table:style-name="ce12"/>
          <table:table-cell table:style-name="ce19" office:value-type="string" calcext:value-type="string" table:number-columns-spanned="3" table:number-rows-spanned="1">
            <text:p>Encapsulation of the logic into a function that takes authorized_tables as an argument and returns a dictionary with the shortened table names</text:p>
          </table:table-cell>
          <table:covered-table-cell table:style-name="ce11"/>
          <table:covered-table-cell table:style-name="ce12"/>
          <table:table-cell table:style-name="ce19" office:value-type="string" calcext:value-type="string">
            <text:p>-</text:p>
          </table:table-cell>
          <table:table-cell table:style-name="ce23" office:value-type="string" calcext:value-type="string">
            <text:p><text:a xlink:href="https://gitlab.com/cortext/cortext-methods/corpus-explorer/-/merge_requests/12" xlink:type="simple">https://gitlab.com/cortext/cortext-methods/corpus-explorer/-/merge_requests/12</text:a></text:p>
          </table:table-cell>
          <table:table-cell table:number-columns-repeated="101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 table:number-columns-spanned="2" table:number-rows-spanned="1">
            <text:p>corpus_explorer/corpus_explorer.py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write_html(authorized_tables, result_path, table_name_shortener)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Extract Function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Generates and inserts HTML patterns into a template, creating a reader.html file based on the authorized tables for data visualization</text:p>
          </table:table-cell>
          <table:covered-table-cell table:style-name="ce12"/>
          <table:table-cell table:style-name="ce19" office:value-type="string" calcext:value-type="string" table:number-columns-spanned="3" table:number-rows-spanned="1">
            <text:p>Encapsulation of the logic into a function that takes authorized_tables, result_path, and table_name_shortener as arguments, responsible for building the content and generating the final HTML file</text:p>
          </table:table-cell>
          <table:covered-table-cell table:style-name="ce11"/>
          <table:covered-table-cell table:style-name="ce12"/>
          <table:table-cell table:style-name="ce19" office:value-type="string" calcext:value-type="string">
            <text:p>-</text:p>
          </table:table-cell>
          <table:table-cell table:style-name="ce23" office:value-type="string" calcext:value-type="string">
            <text:p><text:a xlink:href="https://gitlab.com/cortext/cortext-methods/corpus-explorer/-/merge_requests/12" xlink:type="simple">https://gitlab.com/cortext/cortext-methods/corpus-explorer/-/merge_requests/12</text:a></text:p>
          </table:table-cell>
          <table:table-cell table:number-columns-repeated="101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8" office:value-type="string" calcext:value-type="string" table:number-columns-spanned="2" table:number-rows-spanned="1">
            <text:p>corpus_explorer/data.py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dict_results(self), dict_edition_for_table(dict, authorized_tables), interpret_authorized_tables(corpus_type), write_deep(self, dict_deep)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Combine</text:p>
            <text:p>Functions into Class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All functions share the responsibility of processing the content extracted from the database—mapping, filtering, formatting, and writing the results to an output file</text:p>
            <text:p/>
          </table:table-cell>
          <table:covered-table-cell table:style-name="ce12"/>
          <table:table-cell table:style-name="ce19" office:value-type="string" calcext:value-type="string" table:number-columns-spanned="3" table:number-rows-spanned="1">
            <text:p>Grouping of the functions into a class, which is initialized with the parameters data, authorized_tables, sampling, results_path, and corpus_type</text:p>
          </table:table-cell>
          <table:covered-table-cell table:style-name="ce11"/>
          <table:covered-table-cell table:style-name="ce12"/>
          <table:table-cell table:style-name="ce23" office:value-type="string" calcext:value-type="string">
            <text:p><text:a xlink:href="https://gitlab.com/cortext/cortext-methods/corpus-explorer/-/commit/6253418996f3f1e69434c19ef8e093286167fe96" xlink:type="simple">https://gitlab.com/cortext/cortext-methods/corpus-explorer/-/commit/6253418996f3f1e69434c19ef8e093286167fe96</text:a></text:p>
          </table:table-cell>
          <table:table-cell table:style-name="ce23" office:value-type="string" calcext:value-type="string">
            <text:p><text:a xlink:href="https://gitlab.com/cortext/cortext-methods/corpus-explorer/-/merge_requests/12" xlink:type="simple">https://gitlab.com/cortext/cortext-methods/corpus-explorer/-/merge_requests/12</text:a></text:p>
          </table:table-cell>
          <table:table-cell table:number-columns-repeated="1010"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 table:number-columns-spanned="2" table:number-rows-spanned="1">
            <text:p>corpus_explorer/table.py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name_shortener(self), write_html(self)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Combine</text:p>
            <text:p>Functions into Class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All functions share the responsibility of preparing the content for visualization—shortening table names and creating patterns for table headers and data columns for rendering an HTML file</text:p>
          </table:table-cell>
          <table:covered-table-cell table:style-name="ce12"/>
          <table:table-cell table:style-name="ce19" office:value-type="string" calcext:value-type="string" table:number-columns-spanned="3" table:number-rows-spanned="1">
            <text:p>Grouping of the functions into a class, which is initialized with the parameters authorized_tables and result_path</text:p>
          </table:table-cell>
          <table:covered-table-cell table:style-name="ce11"/>
          <table:covered-table-cell table:style-name="ce12"/>
          <table:table-cell table:style-name="ce23" office:value-type="string" calcext:value-type="string">
            <text:p><text:a xlink:href="https://gitlab.com/cortext/cortext-methods/corpus-explorer/-/commit/7baa7525fdd58a32ec9f86fff35dc688ae5d5df3" xlink:type="simple">https://gitlab.com/cortext/cortext-methods/corpus-explorer/-/commit/7baa7525fdd58a32ec9f86fff35dc688ae5d5df3</text:a></text:p>
          </table:table-cell>
          <table:table-cell table:style-name="ce23" office:value-type="string" calcext:value-type="string">
            <text:p><text:a xlink:href="https://gitlab.com/cortext/cortext-methods/corpus-explorer/-/merge_requests/12" xlink:type="simple">https://gitlab.com/cortext/cortext-methods/corpus-explorer/-/merge_requests/12</text:a></text:p>
          </table:table-cell>
          <table:table-cell table:number-columns-repeated="1010"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 table:number-columns-spanned="2" table:number-rows-spanned="1">
            <text:p>corpus_explorer/method.py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-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Template Method 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The superclass CortextMethod abstracts common steps in executing methods on the platform, such as handling user parameters, accessing the database, and logging/debugging</text:p>
          </table:table-cell>
          <table:covered-table-cell table:style-name="ce12"/>
          <table:table-cell table:style-name="ce19" office:value-type="string" calcext:value-type="string" table:number-columns-spanned="3" table:number-rows-spanned="1">
            <text:p>Applied inheritance from the CortextMethod class to reuse common functionalities and implemented, in the subclass Method, the specific analysis logic for the Corpus Explorer</text:p>
          </table:table-cell>
          <table:covered-table-cell table:style-name="ce11"/>
          <table:covered-table-cell table:style-name="ce12"/>
          <table:table-cell table:style-name="ce23" office:value-type="string" calcext:value-type="string">
            <text:p><text:a xlink:href="https://gitlab.com/cortext/cortext-methods/corpus-explorer/-/commit/6253418996f3f1e69434c19ef8e093286167fe96" xlink:type="simple">https://gitlab.com/cortext/cortext-methods/corpus-explorer/-/commit/6253418996f3f1e69434c19ef8e093286167fe96</text:a></text:p>
          </table:table-cell>
          <table:table-cell table:style-name="ce23" office:value-type="string" calcext:value-type="string">
            <text:p><text:a xlink:href="https://gitlab.com/cortext/cortext-methods/corpus-explorer/-/merge_requests/12" xlink:type="simple">https://gitlab.com/cortext/cortext-methods/corpus-explorer/-/merge_requests/12</text:a></text:p>
          </table:table-cell>
          <table:table-cell table:number-columns-repeated="1010"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 table:number-columns-spanned="2" table:number-rows-spanned="1">
            <text:p>corpus_explorer/data.py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dict_results(self)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Use of language constructs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Selects a random sample of IDs and filters the data dictionary, keeping only the corresponding records</text:p>
          </table:table-cell>
          <table:covered-table-cell table:style-name="ce12"/>
          <table:table-cell table:style-name="ce19" office:value-type="string" calcext:value-type="string" table:number-columns-spanned="3" table:number-rows-spanned="1">
            <text:p>Replaced two nested loops with a single dictionary comprehension expression</text:p>
          </table:table-cell>
          <table:covered-table-cell table:style-name="ce11"/>
          <table:covered-table-cell table:style-name="ce12"/>
          <table:table-cell table:style-name="ce23" office:value-type="string" calcext:value-type="string">
            <text:p><text:a xlink:href="https://gitlab.com/cortext/cortext-methods/corpus-explorer/-/commit/baddcb2c3f80115e2bb91cc6a52083cd2050e030" xlink:type="simple">https://gitlab.com/cortext/cortext-methods/corpus-explorer/-/commit/baddcb2c3f80115e2bb91cc6a52083cd2050e030</text:a></text:p>
          </table:table-cell>
          <table:table-cell table:style-name="ce23" office:value-type="string" calcext:value-type="string">
            <text:p><text:a xlink:href="https://gitlab.com/cortext/cortext-methods/corpus-explorer/-/merge_requests/12" xlink:type="simple">https://gitlab.com/cortext/cortext-methods/corpus-explorer/-/merge_requests/12</text:a></text:p>
          </table:table-cell>
          <table:table-cell table:number-columns-repeated="1010"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 table:number-columns-spanned="2" table:number-rows-spanned="1">
            <text:p>corpus_explorer/data.py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dat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Rename Variable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Stores the content of the data field from each record returned by the query, then adds this value to the data dictionary, grouped by id</text:p>
          </table:table-cell>
          <table:covered-table-cell table:style-name="ce12"/>
          <table:table-cell table:style-name="ce19" office:value-type="string" calcext:value-type="string" table:number-columns-spanned="3" table:number-rows-spanned="1">
            <text:p>Renamed dat to records</text:p>
          </table:table-cell>
          <table:covered-table-cell table:style-name="ce11"/>
          <table:covered-table-cell table:style-name="ce12"/>
          <table:table-cell table:style-name="ce23" office:value-type="string" calcext:value-type="string">
            <text:p><text:a xlink:href="https://gitlab.com/cortext/cortext-methods/corpus-explorer/-/commit/baddcb2c3f80115e2bb91cc6a52083cd2050e030" xlink:type="simple">https://gitlab.com/cortext/cortext-methods/corpus-explorer/-/commit/baddcb2c3f80115e2bb91cc6a52083cd2050e030</text:a></text:p>
          </table:table-cell>
          <table:table-cell table:style-name="ce23" office:value-type="string" calcext:value-type="string">
            <text:p><text:a xlink:href="https://gitlab.com/cortext/cortext-methods/corpus-explorer/-/merge_requests/12" xlink:type="simple">https://gitlab.com/cortext/cortext-methods/corpus-explorer/-/merge_requests/12</text:a></text:p>
          </table:table-cell>
          <table:table-cell table:number-columns-repeated="1010"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19" office:value-type="string" calcext:value-type="string" table:number-columns-spanned="2" table:number-rows-spanned="1">
            <text:p>corpus_explorer/table.py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write_html(self)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Substitute Algorithm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Generates HTML content from a template by replacing predefined patterns (pattern1, pattern2, and pattern3) and writes the result to an output file (reader.html)</text:p>
          </table:table-cell>
          <table:covered-table-cell table:style-name="ce12"/>
          <table:table-cell table:style-name="ce19" office:value-type="string" calcext:value-type="string" table:number-columns-spanned="3" table:number-rows-spanned="1">
            <text:p>Used Jinja2 to load the template and replace the patterns. Additionally, switched to opening and writing the output file using a context manager (with)</text:p>
          </table:table-cell>
          <table:covered-table-cell table:style-name="ce11"/>
          <table:covered-table-cell table:style-name="ce12"/>
          <table:table-cell table:style-name="ce23" office:value-type="string" calcext:value-type="string">
            <text:p><text:a xlink:href="https://gitlab.com/cortext/cortext-methods/corpus-explorer/-/commit/cd2bc51060131348d3da5f5ecf12bc24d170e126" xlink:type="simple">https://gitlab.com/cortext/cortext-methods/corpus-explorer/-/commit/cd2bc51060131348d3da5f5ecf12bc24d170e126</text:a></text:p>
          </table:table-cell>
          <table:table-cell table:style-name="ce23" office:value-type="string" calcext:value-type="string">
            <text:p><text:a xlink:href="https://gitlab.com/cortext/cortext-methods/corpus-explorer/-/merge_requests/12" xlink:type="simple">https://gitlab.com/cortext/cortext-methods/corpus-explorer/-/merge_requests/12</text:a></text:p>
          </table:table-cell>
          <table:table-cell table:number-columns-repeated="1010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19" office:value-type="string" calcext:value-type="string" table:number-columns-spanned="2" table:number-rows-spanned="1">
            <text:p>corpus_explorer/table.py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name_shortener(self)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Use of language constructs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Shortens authorized table names, applies specific substitutions to certain terms, and ensures the uniqueness of the resulting names by appending a number when necessary</text:p>
          </table:table-cell>
          <table:covered-table-cell table:style-name="ce12"/>
          <table:table-cell table:style-name="ce19" office:value-type="string" calcext:value-type="string" table:number-columns-spanned="3" table:number-rows-spanned="1">
            <text:p>Used a dictionary (dict_names) to map specific substitutions, so that instead of using multiple if/else statements, I simply iterate over the dictionary</text:p>
          </table:table-cell>
          <table:covered-table-cell table:style-name="ce11"/>
          <table:covered-table-cell table:style-name="ce12"/>
          <table:table-cell table:style-name="ce23" office:value-type="string" calcext:value-type="string">
            <text:p><text:a xlink:href="https://gitlab.com/cortext/cortext-methods/corpus-explorer/-/commit/12ac6a890c3e37134e9b09029af13921337e0580" xlink:type="simple">https://gitlab.com/cortext/cortext-methods/corpus-explorer/-/commit/12ac6a890c3e37134e9b09029af13921337e0580</text:a></text:p>
          </table:table-cell>
          <table:table-cell table:style-name="ce23" office:value-type="string" calcext:value-type="string">
            <text:p><text:a xlink:href="https://gitlab.com/cortext/cortext-methods/corpus-explorer/-/merge_requests/12" xlink:type="simple">https://gitlab.com/cortext/cortext-methods/corpus-explorer/-/merge_requests/12</text:a></text:p>
          </table:table-cell>
          <table:table-cell table:number-columns-repeated="1010"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 table:number-columns-spanned="2" table:number-rows-spanned="1">
            <text:p>corpus_explorer/table.py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name_shortener(self): variável i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Rename Variable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The variable count is a counter used to generate numeric suffixes for duplicate shortened names</text:p>
          </table:table-cell>
          <table:covered-table-cell table:style-name="ce12"/>
          <table:table-cell table:style-name="ce19" office:value-type="string" calcext:value-type="string" table:number-columns-spanned="3" table:number-rows-spanned="1">
            <text:p>Renamed "i" to "count"</text:p>
          </table:table-cell>
          <table:covered-table-cell table:style-name="ce11"/>
          <table:covered-table-cell table:style-name="ce12"/>
          <table:table-cell table:style-name="ce23" office:value-type="string" calcext:value-type="string">
            <text:p><text:a xlink:href="https://gitlab.com/cortext/cortext-methods/corpus-explorer/-/commit/12ac6a890c3e37134e9b09029af13921337e0580" xlink:type="simple">https://gitlab.com/cortext/cortext-methods/corpus-explorer/-/commit/12ac6a890c3e37134e9b09029af13921337e0580</text:a></text:p>
          </table:table-cell>
          <table:table-cell table:style-name="ce23" office:value-type="string" calcext:value-type="string">
            <text:p><text:a xlink:href="https://gitlab.com/cortext/cortext-methods/corpus-explorer/-/merge_requests/12" xlink:type="simple">https://gitlab.com/cortext/cortext-methods/corpus-explorer/-/merge_requests/12</text:a></text:p>
          </table:table-cell>
          <table:table-cell table:number-columns-repeated="1010"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 table:number-columns-spanned="2" table:number-rows-spanned="1">
            <text:p>corpus_explorer/table.py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write_html(self)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Use of language constructs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Builds HTML patterns for content visualization, including table headers, data columns, and display controls</text:p>
          </table:table-cell>
          <table:covered-table-cell table:style-name="ce12"/>
          <table:table-cell table:style-name="ce19" office:value-type="string" calcext:value-type="string" table:number-columns-spanned="3" table:number-rows-spanned="1">
            <text:p>Replaced string concatenation using the += operator with join, and replaced loops with list comprehensions</text:p>
          </table:table-cell>
          <table:covered-table-cell table:style-name="ce11"/>
          <table:covered-table-cell table:style-name="ce12"/>
          <table:table-cell table:style-name="ce23" office:value-type="string" calcext:value-type="string">
            <text:p><text:a xlink:href="https://gitlab.com/cortext/cortext-methods/corpus-explorer/-/commit/12ac6a890c3e37134e9b09029af13921337e0580" xlink:type="simple">https://gitlab.com/cortext/cortext-methods/corpus-explorer/-/commit/12ac6a890c3e37134e9b09029af13921337e0580</text:a></text:p>
          </table:table-cell>
          <table:table-cell table:style-name="ce23" office:value-type="string" calcext:value-type="string">
            <text:p><text:a xlink:href="https://gitlab.com/cortext/cortext-methods/corpus-explorer/-/merge_requests/12" xlink:type="simple">https://gitlab.com/cortext/cortext-methods/corpus-explorer/-/merge_requests/12</text:a></text:p>
          </table:table-cell>
          <table:table-cell table:number-columns-repeated="1010"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19" office:value-type="string" calcext:value-type="string" table:number-columns-spanned="2" table:number-rows-spanned="1">
            <text:p>corpus_explorer/data.py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dict_results(self)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Substitute Algorithm <text:s/>/ Template Method 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Builds the data dictionary, grouping records extracted from authorized tables by id</text:p>
          </table:table-cell>
          <table:covered-table-cell table:style-name="ce12"/>
          <table:table-cell table:style-name="ce19" office:value-type="string" calcext:value-type="string" table:number-columns-spanned="3" table:number-rows-spanned="1">
            <text:p>Adapted data extraction to use self.data.to_dataframe(self, columns, only_schema, squeeze) provided by the CortextMethod superclass, replacing direct use of cursor.fetchall() with a Pandas DataFrame interface</text:p>
          </table:table-cell>
          <table:covered-table-cell table:style-name="ce11"/>
          <table:covered-table-cell table:style-name="ce12"/>
          <table:table-cell table:style-name="ce23" office:value-type="string" calcext:value-type="string">
            <text:p><text:a xlink:href="https://gitlab.com/cortext/cortext-methods/corpus-explorer/-/commit/997d16f3db41b94ca8f288b3bd2a2f4631d859de" xlink:type="simple">https://gitlab.com/cortext/cortext-methods/corpus-explorer/-/commit/997d16f3db41b94ca8f288b3bd2a2f4631d859de</text:a></text:p>
          </table:table-cell>
          <table:table-cell table:style-name="ce23" office:value-type="string" calcext:value-type="string">
            <text:p><text:a xlink:href="https://gitlab.com/cortext/cortext-methods/corpus-explorer/-/merge_requests/12" xlink:type="simple">https://gitlab.com/cortext/cortext-methods/corpus-explorer/-/merge_requests/12</text:a></text:p>
          </table:table-cell>
          <table:table-cell table:number-columns-repeated="1010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3" table:number-rows-spanned="1"/>
          <table:covered-table-cell table:number-columns-repeated="2"/>
          <table:table-cell table:number-columns-repeated="1012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ADME" style:display-name="PageStyle_READ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RPUS_5f_EXPLORER" style:display-name="PageStyle_CORPUS_EXPLOR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62" meta:object-count="0"/>
    <meta:generator>LibreOfficeDev/6.0.5.2$Linux_X86_64 LibreOffice_project/</meta:generator>
  </office:meta>
</office:document-meta>
</file>